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8:24:16.495456034</dc:date>
    <meta:editing-duration>PT1H25M37S</meta:editing-duration>
    <meta:editing-cycles>21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CONSERVAT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839999999999996">
                <text:p>0.83999999999999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59999999999994">
                <text:p>0.759999999999994</text:p>
              </table:table-cell>
              <table:table-cell office:value-type="float" office:value="16.58">
                <text:p>16.58</text:p>
              </table:table-cell>
              <table:table-cell office:value-type="float" office:value="99.36">
                <text:p>99.36</text:p>
              </table:table-cell>
              <table:table-cell office:value-type="float" office:value="23.21">
                <text:p>23.21</text:p>
              </table:table-cell>
              <table:table-cell office:value-type="float" office:value="24.91">
                <text:p>24.91</text:p>
              </table:table-cell>
              <table:table-cell office:value-type="float" office:value="92.31">
                <text:p>92.3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18999999999999">
                <text:p>2.18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99.97">
                <text:p>99.97</text:p>
              </table:table-cell>
              <table:table-cell office:value-type="float" office:value="3.80999999999999">
                <text:p>3.8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NaN">
                <text:p>NaN</text:p>
              </table:table-cell>
              <table:table-cell office:value-type="float" office:value="20.3066666666667">
                <text:p>20.3066666666667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5">
                <text:p>0.5</text:p>
              </table:table-cell>
              <table:table-cell office:value-type="float" office:value="16.54">
                <text:p>16.54</text:p>
              </table:table-cell>
              <table:table-cell office:value-type="float" office:value="98.59">
                <text:p>98.59</text:p>
              </table:table-cell>
              <table:table-cell office:value-type="float" office:value="18.29">
                <text:p>18.29</text:p>
              </table:table-cell>
              <table:table-cell office:value-type="float" office:value="7.46">
                <text:p>7.46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4.48">
                <text:p>94.48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4377777777778">
                <text:p>18.4377777777778</text:p>
              </table:table-cell>
              <table:table-cell office:value-type="float" office:value="94.5033333333333">
                <text:p>94.5033333333333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16.43">
                <text:p>16.43</text:p>
              </table:table-cell>
              <table:table-cell office:value-type="float" office:value="94.86">
                <text:p>94.86</text:p>
              </table:table-cell>
              <table:table-cell office:value-type="float" office:value="15.17">
                <text:p>15.17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89.4">
                <text:p>89.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62.4">
                <text:p>62.4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3">
                <text:p>15.83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34">
                <text:p>16.34</text:p>
              </table:table-cell>
              <table:table-cell office:value-type="float" office:value="84.7">
                <text:p>84.7</text:p>
              </table:table-cell>
              <table:table-cell office:value-type="float" office:value="13.61">
                <text:p>13.61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88.7">
                <text:p>88.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0.25">
                <text:p>10.25</text:p>
              </table:table-cell>
              <table:table-cell office:value-type="float" office:value="2.21">
                <text:p>2.2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61.2166666666667">
                <text:p>61.2166666666667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18">
                <text:p>16.18</text:p>
              </table:table-cell>
              <table:table-cell office:value-type="float" office:value="77.17">
                <text:p>77.17</text:p>
              </table:table-cell>
              <table:table-cell office:value-type="float" office:value="11.89">
                <text:p>11.89</text:p>
              </table:table-cell>
              <table:table-cell office:value-type="float" office:value="0.919999999999999">
                <text:p>0.919999999999999</text:p>
              </table:table-cell>
              <table:table-cell office:value-type="float" office:value="88.33">
                <text:p>88.3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811111111111">
                <text:p>11.0811111111111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